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ext_20_body">Running anti-virus Run only one anti-virus at a time Update your anti-virus regularly Enable your anti-virus?s 'always on' virus-detection feature Scan your files regularly Preventing infection Open attachments via applications Check where URLs lead Disable 'AutoPlay' Prevent auto-running in your browser Download over SSL Use open-source software Use open-source operating platform Preventing untrusted connections Turn on your firewall Keep only essential progra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